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3.81mm"/>
    </style:style>
    <style:style style:name="co4" style:family="table-column">
      <style:table-column-properties fo:break-before="auto" style:column-width="14.6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2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crophone Coor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B4]*SIN([.D4])*COS([.C4])" office:value-type="float" office:value="0" calcext:value-type="float">
            <text:p>0</text:p>
          </table:table-cell>
          <table:table-cell table:formula="of:=[.B4]*SIN([.D4])*SIN([.C4])" office:value-type="float" office:value="0" calcext:value-type="float">
            <text:p>0</text:p>
          </table:table-cell>
          <table:table-cell table:formula="of:=[.B4]*COS([.D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0+2*PI()/12" office:value-type="float" office:value="0.523598775598299" calcext:value-type="float">
            <text:p>0.5235987756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B5]*SIN([.D5])*COS([.C5])" office:value-type="float" office:value="0.0346410161513775" calcext:value-type="float">
            <text:p>0.0346410162</text:p>
          </table:table-cell>
          <table:table-cell table:formula="of:=[.B5]*SIN([.D5])*SIN([.C5])" office:value-type="float" office:value="0.02" calcext:value-type="float">
            <text:p>0.02</text:p>
          </table:table-cell>
          <table:table-cell table:formula="of:=[.B5]*COS([.D5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" office:value-type="float" office:value="0.04" calcext:value-type="float">
            <text:p>0.04</text:p>
          </table:table-cell>
          <table:table-cell table:formula="of:=[.C5]+2*PI()/6" office:value-type="float" office:value="1.5707963267949" calcext:value-type="float">
            <text:p>1.5707963268</text:p>
          </table:table-cell>
          <table:table-cell table:formula="of:=[.D5]" office:value-type="float" office:value="1.5707963267949" calcext:value-type="float">
            <text:p>1.5707963268</text:p>
          </table:table-cell>
          <table:table-cell table:formula="of:=[.B6]*SIN([.D6])*COS([.C6])" office:value-type="float" office:value="2.44929359829471E-018" calcext:value-type="float">
            <text:p>2.44929359829471E-18</text:p>
          </table:table-cell>
          <table:table-cell table:formula="of:=[.B6]*SIN([.D6])*SIN([.C6])" office:value-type="float" office:value="0.04" calcext:value-type="float">
            <text:p>0.04</text:p>
          </table:table-cell>
          <table:table-cell table:formula="of:=[.B6]*COS([.D6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formula="of:=[.B6]" office:value-type="float" office:value="0.04" calcext:value-type="float">
            <text:p>0.04</text:p>
          </table:table-cell>
          <table:table-cell table:formula="of:=[.C6]+2*PI()/6" office:value-type="float" office:value="2.61799387799149" calcext:value-type="float">
            <text:p>2.617993878</text:p>
          </table:table-cell>
          <table:table-cell table:formula="of:=[.D6]" office:value-type="float" office:value="1.5707963267949" calcext:value-type="float">
            <text:p>1.5707963268</text:p>
          </table:table-cell>
          <table:table-cell table:formula="of:=[.B7]*SIN([.D7])*COS([.C7])" office:value-type="float" office:value="-0.0346410161513775" calcext:value-type="float">
            <text:p>-0.0346410162</text:p>
          </table:table-cell>
          <table:table-cell table:formula="of:=[.B7]*SIN([.D7])*SIN([.C7])" office:value-type="float" office:value="0.02" calcext:value-type="float">
            <text:p>0.02</text:p>
          </table:table-cell>
          <table:table-cell table:formula="of:=[.B7]*COS([.D7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formula="of:=[.B7]" office:value-type="float" office:value="0.04" calcext:value-type="float">
            <text:p>0.04</text:p>
          </table:table-cell>
          <table:table-cell table:formula="of:=[.C7]+2*PI()/6" office:value-type="float" office:value="3.66519142918809" calcext:value-type="float">
            <text:p>3.6651914292</text:p>
          </table:table-cell>
          <table:table-cell table:formula="of:=[.D7]" office:value-type="float" office:value="1.5707963267949" calcext:value-type="float">
            <text:p>1.5707963268</text:p>
          </table:table-cell>
          <table:table-cell table:formula="of:=[.B8]*SIN([.D8])*COS([.C8])" office:value-type="float" office:value="-0.0346410161513776" calcext:value-type="float">
            <text:p>-0.0346410162</text:p>
          </table:table-cell>
          <table:table-cell table:formula="of:=[.B8]*SIN([.D8])*SIN([.C8])" office:value-type="float" office:value="-0.02" calcext:value-type="float">
            <text:p>-0.02</text:p>
          </table:table-cell>
          <table:table-cell table:formula="of:=[.B8]*COS([.D8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formula="of:=[.B8]" office:value-type="float" office:value="0.04" calcext:value-type="float">
            <text:p>0.04</text:p>
          </table:table-cell>
          <table:table-cell table:formula="of:=[.C8]+2*PI()/6" office:value-type="float" office:value="4.71238898038469" calcext:value-type="float">
            <text:p>4.7123889804</text:p>
          </table:table-cell>
          <table:table-cell table:formula="of:=[.D8]" office:value-type="float" office:value="1.5707963267949" calcext:value-type="float">
            <text:p>1.5707963268</text:p>
          </table:table-cell>
          <table:table-cell table:formula="of:=[.B9]*SIN([.D9])*COS([.C9])" office:value-type="float" office:value="-4.28750175828891E-017" calcext:value-type="float">
            <text:p>-4.28750175828891E-17</text:p>
          </table:table-cell>
          <table:table-cell table:formula="of:=[.B9]*SIN([.D9])*SIN([.C9])" office:value-type="float" office:value="-0.04" calcext:value-type="float">
            <text:p>-0.04</text:p>
          </table:table-cell>
          <table:table-cell table:formula="of:=[.B9]*COS([.D9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formula="of:=[.B9]" office:value-type="float" office:value="0.04" calcext:value-type="float">
            <text:p>0.04</text:p>
          </table:table-cell>
          <table:table-cell table:formula="of:=[.C9]+2*PI()/6" office:value-type="float" office:value="5.75958653158129" calcext:value-type="float">
            <text:p>5.7595865316</text:p>
          </table:table-cell>
          <table:table-cell table:formula="of:=[.D9]" office:value-type="float" office:value="1.5707963267949" calcext:value-type="float">
            <text:p>1.5707963268</text:p>
          </table:table-cell>
          <table:table-cell table:formula="of:=[.B10]*SIN([.D10])*COS([.C10])" office:value-type="float" office:value="0.0346410161513775" calcext:value-type="float">
            <text:p>0.0346410162</text:p>
          </table:table-cell>
          <table:table-cell table:formula="of:=[.B10]*SIN([.D10])*SIN([.C10])" office:value-type="float" office:value="-0.02" calcext:value-type="float">
            <text:p>-0.02</text:p>
          </table:table-cell>
          <table:table-cell table:formula="of:=[.B10]*COS([.D10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Speed of Sound </text:p>
          </table:table-cell>
          <table:table-cell/>
          <table:table-cell office:value-type="string" calcext:value-type="string">
            <text:p>Sample 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/>
          <table:table-cell office:value-type="float" office:value="768000" calcext:value-type="float">
            <text:p>76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 Coo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formula="of:=2*PI()/16*[.C13]" office:value-type="float" office:value="1.5707963267949" calcext:value-type="float">
            <text:p>1.5707963268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style-name="ce2" table:formula="of:=[.B16]*SIN([.D16])*COS([.C16])" office:value-type="float" office:value="2.44929359829471E-018" calcext:value-type="float">
            <text:p>0.00000</text:p>
          </table:table-cell>
          <table:table-cell table:style-name="ce2" table:formula="of:=[.B16]*SIN([.D16])*SIN([.C16])" office:value-type="float" office:value="0.04" calcext:value-type="float">
            <text:p>0.04000</text:p>
          </table:table-cell>
          <table:table-cell table:style-name="ce2" table:formula="of:=[.B16]*COS([.D16])" office:value-type="float" office:value="2.44929359829471E-018" calcext:value-type="float">
            <text:p>0.0000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tances</text:p>
          </table:table-cell>
          <table:table-cell table:number-columns-repeated="7"/>
          <table:table-cell office:value-type="string" calcext:value-type="string">
            <text:p>Mic to P</text:p>
          </table:table-cell>
          <table:table-cell office:value-type="string" calcext:value-type="string">
            <text:p>Minimised Dist</text:p>
          </table:table-cell>
          <table:table-cell office:value-type="string" calcext:value-type="string">
            <text:p>Sampl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$16]-[.E4]" office:value-type="float" office:value="2.44929359829471E-018" calcext:value-type="float">
            <text:p>2.44929359829471E-18</text:p>
          </table:table-cell>
          <table:table-cell table:formula="of:=[.F$16]-[.F4]" office:value-type="float" office:value="0.04" calcext:value-type="float">
            <text:p>0.04</text:p>
          </table:table-cell>
          <table:table-cell table:formula="of:=[.G$16]-[.G4]" office:value-type="float" office:value="2.44929359829471E-018" calcext:value-type="float">
            <text:p>2.44929359829471E-18</text:p>
          </table:table-cell>
          <table:table-cell/>
          <table:table-cell table:style-name="ce2" table:formula="of:=SQRT([.E19]^2+[.F19]^2+[.G19]^2)" office:value-type="float" office:value="0.04" calcext:value-type="float">
            <text:p>0.04000</text:p>
          </table:table-cell>
          <table:table-cell table:formula="of:=[.I19]-[.$I$27]" office:value-type="float" office:value="0.04" calcext:value-type="float">
            <text:p>0.04</text:p>
          </table:table-cell>
          <table:table-cell table:formula="of:=FLOOR([.J19]/[.$I$13]*[.$K$13])" office:value-type="float" office:value="89" calcext:value-type="float">
            <text:p>89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5]" office:value-type="float" office:value="-0.0346410161513775" calcext:value-type="float">
            <text:p>-0.0346410162</text:p>
          </table:table-cell>
          <table:table-cell table:formula="of:=[.F$16]-[.F5]" office:value-type="float" office:value="0.02" calcext:value-type="float">
            <text:p>0.02</text:p>
          </table:table-cell>
          <table:table-cell table:formula="of:=[.G$16]-[.G5]" office:value-type="float" office:value="0" calcext:value-type="float">
            <text:p>0</text:p>
          </table:table-cell>
          <table:table-cell/>
          <table:table-cell table:style-name="ce2" table:formula="of:=SQRT([.E20]^2+[.F20]^2+[.G20]^2)" office:value-type="float" office:value="0.04" calcext:value-type="float">
            <text:p>0.04000</text:p>
          </table:table-cell>
          <table:table-cell table:formula="of:=[.I20]-[.$I$27]" office:value-type="float" office:value="0.04" calcext:value-type="float">
            <text:p>0.04</text:p>
          </table:table-cell>
          <table:table-cell table:formula="of:=FLOOR([.J20]/[.$I$13]*[.$K$13])" office:value-type="float" office:value="89" calcext:value-type="float">
            <text:p>89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6]" office:value-type="float" office:value="0" calcext:value-type="float">
            <text:p>0</text:p>
          </table:table-cell>
          <table:table-cell table:formula="of:=[.F$16]-[.F6]" office:value-type="float" office:value="0" calcext:value-type="float">
            <text:p>0</text:p>
          </table:table-cell>
          <table:table-cell table:formula="of:=[.G$16]-[.G6]" office:value-type="float" office:value="0" calcext:value-type="float">
            <text:p>0</text:p>
          </table:table-cell>
          <table:table-cell/>
          <table:table-cell table:style-name="ce2" table:formula="of:=SQRT([.E21]^2+[.F21]^2+[.G21]^2)" office:value-type="float" office:value="0" calcext:value-type="float">
            <text:p>0.00000</text:p>
          </table:table-cell>
          <table:table-cell table:formula="of:=[.I21]-[.$I$27]" office:value-type="float" office:value="0" calcext:value-type="float">
            <text:p>0</text:p>
          </table:table-cell>
          <table:table-cell table:formula="of:=FLOOR([.J21]/[.$I$13]*[.$K$13])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7]" office:value-type="float" office:value="0.0346410161513775" calcext:value-type="float">
            <text:p>0.0346410162</text:p>
          </table:table-cell>
          <table:table-cell table:formula="of:=[.F$16]-[.F7]" office:value-type="float" office:value="0.02" calcext:value-type="float">
            <text:p>0.02</text:p>
          </table:table-cell>
          <table:table-cell table:formula="of:=[.G$16]-[.G7]" office:value-type="float" office:value="0" calcext:value-type="float">
            <text:p>0</text:p>
          </table:table-cell>
          <table:table-cell/>
          <table:table-cell table:style-name="ce2" table:formula="of:=SQRT([.E22]^2+[.F22]^2+[.G22]^2)" office:value-type="float" office:value="0.04" calcext:value-type="float">
            <text:p>0.04000</text:p>
          </table:table-cell>
          <table:table-cell table:formula="of:=[.I22]-[.$I$27]" office:value-type="float" office:value="0.04" calcext:value-type="float">
            <text:p>0.04</text:p>
          </table:table-cell>
          <table:table-cell table:formula="of:=FLOOR([.J22]/[.$I$13]*[.$K$13])" office:value-type="float" office:value="89" calcext:value-type="float">
            <text:p>89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8]" office:value-type="float" office:value="0.0346410161513776" calcext:value-type="float">
            <text:p>0.0346410162</text:p>
          </table:table-cell>
          <table:table-cell table:formula="of:=[.F$16]-[.F8]" office:value-type="float" office:value="0.06" calcext:value-type="float">
            <text:p>0.06</text:p>
          </table:table-cell>
          <table:table-cell table:formula="of:=[.G$16]-[.G8]" office:value-type="float" office:value="0" calcext:value-type="float">
            <text:p>0</text:p>
          </table:table-cell>
          <table:table-cell/>
          <table:table-cell table:style-name="ce2" table:formula="of:=SQRT([.E23]^2+[.F23]^2+[.G23]^2)" office:value-type="float" office:value="0.0692820323027551" calcext:value-type="float">
            <text:p>0.06928</text:p>
          </table:table-cell>
          <table:table-cell table:formula="of:=[.I23]-[.$I$27]" office:value-type="float" office:value="0.0692820323027551" calcext:value-type="float">
            <text:p>0.0692820323</text:p>
          </table:table-cell>
          <table:table-cell table:formula="of:=FLOOR([.J23]/[.$I$13]*[.$K$13])" office:value-type="float" office:value="155" calcext:value-type="float">
            <text:p>155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9]" office:value-type="float" office:value="4.53243111811838E-017" calcext:value-type="float">
            <text:p>4.53243111811838E-17</text:p>
          </table:table-cell>
          <table:table-cell table:formula="of:=[.F$16]-[.F9]" office:value-type="float" office:value="0.08" calcext:value-type="float">
            <text:p>0.08</text:p>
          </table:table-cell>
          <table:table-cell table:formula="of:=[.G$16]-[.G9]" office:value-type="float" office:value="0" calcext:value-type="float">
            <text:p>0</text:p>
          </table:table-cell>
          <table:table-cell/>
          <table:table-cell table:style-name="ce2" table:formula="of:=SQRT([.E24]^2+[.F24]^2+[.G24]^2)" office:value-type="float" office:value="0.08" calcext:value-type="float">
            <text:p>0.08000</text:p>
          </table:table-cell>
          <table:table-cell table:formula="of:=[.I24]-[.$I$27]" office:value-type="float" office:value="0.08" calcext:value-type="float">
            <text:p>0.08</text:p>
          </table:table-cell>
          <table:table-cell table:formula="of:=FLOOR([.J24]/[.$I$13]*[.$K$13])" office:value-type="float" office:value="179" calcext:value-type="float">
            <text:p>179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10]" office:value-type="float" office:value="-0.0346410161513775" calcext:value-type="float">
            <text:p>-0.0346410162</text:p>
          </table:table-cell>
          <table:table-cell table:formula="of:=[.F$16]-[.F10]" office:value-type="float" office:value="0.0600000000000001" calcext:value-type="float">
            <text:p>0.06</text:p>
          </table:table-cell>
          <table:table-cell table:formula="of:=[.G$16]-[.G10]" office:value-type="float" office:value="0" calcext:value-type="float">
            <text:p>0</text:p>
          </table:table-cell>
          <table:table-cell/>
          <table:table-cell table:style-name="ce2" table:formula="of:=SQRT([.E25]^2+[.F25]^2+[.G25]^2)" office:value-type="float" office:value="0.0692820323027551" calcext:value-type="float">
            <text:p>0.06928</text:p>
          </table:table-cell>
          <table:table-cell table:formula="of:=[.I25]-[.$I$27]" office:value-type="float" office:value="0.0692820323027551" calcext:value-type="float">
            <text:p>0.0692820323</text:p>
          </table:table-cell>
          <table:table-cell table:formula="of:=FLOOR([.J25]/[.$I$13]*[.$K$13])" office:value-type="float" office:value="155" calcext:value-type="float">
            <text:p>155</text:p>
          </table:table-cell>
          <table:table-cell/>
          <table:table-cell table:style-name="ce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3" office:value-type="string" calcext:value-type="string">
            <text:p>Min</text:p>
          </table:table-cell>
          <table:table-cell table:formula="of:=MIN([.I19:.I25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4:21:24.2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05:29.122000000</meta:creation-date>
    <meta:generator>LibreOffice/5.0.2.2$Windows_x86 LibreOffice_project/37b43f919e4de5eeaca9b9755ed688758a8251fe</meta:generator>
    <dc:date>2015-11-17T14:58:30.761000000</dc:date>
    <meta:editing-duration>PT20M1S</meta:editing-duration>
    <meta:editing-cycles>5</meta:editing-cycles>
    <meta:document-statistic meta:table-count="1" meta:cell-count="125" meta:object-count="0"/>
  </office:meta>
</office:document-meta>
</file>